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8.64mm"/>
    </style:style>
    <style:style style:name="co4" style:family="table-column">
      <style:table-column-properties fo:break-before="auto" style:column-width="51.61mm"/>
    </style:style>
    <style:style style:name="co5" style:family="table-column">
      <style:table-column-properties fo:break-before="auto" style:column-width="44.34mm"/>
    </style:style>
    <style:style style:name="co6" style:family="table-column">
      <style:table-column-properties fo:break-before="auto" style:column-width="131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3phase_g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Placed</text:p>
          </table:table-cell>
          <table:table-cell office:value-type="string" calcext:value-type="string">
            <text:p>Sourced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C1, C2, C3, C5, C7, C10, C12, C13, C14, C16, C17, C18, C19, C20, C22, C23, C26, C27, C28, C29</text:p>
          </table:table-cell>
          <table:table-cell table:style-name="ce1"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, C6, C8, C11, C21, C25</text:p>
          </table:table-cell>
          <table:table-cell table:style-name="ce1"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style-name="ce1" office:value-type="string" calcext:value-type="string">
            <text:p>1u</text:p>
          </table:table-cell>
          <table:table-cell office:value-type="string" calcext:value-type="string">
            <text:p>Capacitor_THT:C_Disc_D6.0mm_W2.5mm_P5.0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table:style-name="ce1" office:value-type="string" calcext:value-type="string">
            <text:p>DNP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table:style-name="ce1" office:value-type="string" calcext:value-type="string">
            <text:p>10u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15_P12.70mm_Horizont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 D5</text:p>
          </table:table-cell>
          <table:table-cell office:value-type="string" calcext:value-type="string">
            <text:p>BAT54W</text:p>
          </table:table-cell>
          <table:table-cell office:value-type="string" calcext:value-type="string">
            <text:p>Package_TO_SOT_SMD:SOT-323_SC-7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Cylinder-5x20mm_Stelvio-Kontek_PTF78_Horizontal_Op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BlueBead</text:p>
          </table:table-cell>
          <table:table-cell office:value-type="string" calcext:value-type="string">
            <text:p>solar_mppt1:FerriteBea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Horizont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WallSocket_Earth</text:p>
          </table:table-cell>
          <table:table-cell office:value-type="string" calcext:value-type="string">
            <text:p>footprints:IEC_mains_3p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INTERLOCK</text:p>
          </table:table-cell>
          <table:table-cell office:value-type="string" calcext:value-type="string">
            <text:p>Connector_Wire:SolderWirePad_1x02_P3.81mm_Drill1.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4, J5, J6, J10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, J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9, J14, J1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1, J1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1</text:p>
          </table:table-cell>
          <table:table-cell office:value-type="string" calcext:value-type="string">
            <text:p>GNDS</text:p>
          </table:table-cell>
          <table:table-cell office:value-type="string" calcext:value-type="string">
            <text:p>NetTie:NetTie-2_SMD_Pad0.5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11, R12, R13, R14, R15</text:p>
          </table:table-cell>
          <table:table-cell table:style-name="ce1" office:value-type="string" calcext:value-type="string">
            <text:p>1M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3, R16</text:p>
          </table:table-cell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, R6, R7, R8, R9, R10</text:p>
          </table:table-cell>
          <table:table-cell table:style-name="ce1" office:value-type="string" calcext:value-type="string">
            <text:p>1M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footprints:VB1-2-1-12_transform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DIP:DIP-14_W7.62mm_LongPad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angNano</text:p>
          </table:table-cell>
          <table:table-cell office:value-type="string" calcext:value-type="string">
            <text:p>footprints:TangNan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1112</text:p>
          </table:table-cell>
          <table:table-cell office:value-type="string" calcext:value-type="string">
            <text:p>Package_SO:SSOP-20_5.3x7.2mm_P0.65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IC5209</text:p>
          </table:table-cell>
          <table:table-cell office:value-type="string" calcext:value-type="string">
            <text:p>Package_TO_SOT_SMD:SOT-223-3_TabPin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Package_TO_SOT_THT:TO-220F-3_Vertical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9T15:04:02.195243561</dc:date>
    <meta:editing-duration>PT5H16M37S</meta:editing-duration>
    <meta:editing-cycles>3</meta:editing-cycles>
    <meta:generator>LibreOffice/6.4.7.2$Linux_X86_64 LibreOffice_project/40$Build-2</meta:generator>
    <meta:document-statistic meta:table-count="1" meta:cell-count="154" meta:object-count="0"/>
  </office:meta>
</office:document-meta>
</file>